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99cm" style:page-number="auto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2.671cm"/>
    </style:style>
    <style:style style:name="Tabla1.C" style:family="table-column">
      <style:table-column-properties style:column-width="3.812cm"/>
    </style:style>
    <style:style style:name="Tabla1.D" style:family="table-column">
      <style:table-column-properties style:column-width="3.829cm"/>
    </style:style>
    <style:style style:name="Tabla1.1" style:family="table-row">
      <style:table-row-properties style:min-row-height="0.942cm"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2.101cm" fo:keep-together="auto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fo:keep-together="auto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6.045cm" fo:keep-together="auto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3.328cm" fo:keep-together="auto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fo:keep-together="auto"/>
    </style:style>
    <style:style style:name="Tab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fo:keep-together="auto"/>
    </style:style>
    <style:style style:name="Tabla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fo:keep-together="auto"/>
    </style:style>
    <style:style style:name="Tab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4.417cm" fo:keep-together="auto"/>
    </style:style>
    <style:style style:name="Tab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language="es" fo:country="ES" style:font-size-asian="11pt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1pt" fo:language="es" fo:country="ES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fo:language="es" fo:country="ES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P4" style:family="paragraph" style:parent-style-name="Standard">
      <style:paragraph-properties style:snap-to-layout-grid="false"/>
      <style:text-properties style:font-name="Arial" fo:font-size="11pt" fo:language="es" fo:country="ES" fo:font-style="normal" style:text-underline-style="none" style:font-size-asian="11pt" style:font-style-asian="normal" style:font-name-complex="Arial" style:font-size-complex="11pt" style:font-style-complex="normal"/>
    </style:style>
    <style:style style:name="P5" style:family="paragraph" style:parent-style-name="Standard">
      <style:text-properties style:font-name="Arial" fo:font-size="11pt" fo:language="es" fo:country="ES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 style:list-style-name="L1">
      <style:paragraph-properties style:snap-to-layout-grid="false"/>
      <style:text-properties style:font-name="Arial" fo:font-size="11pt" fo:language="es" fo:country="ES" style:font-size-asian="11pt" style:font-name-complex="Arial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>CASO DE USO: ELIMINAR PREINSCRIPCIO CURS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Versión</text:p>
          </table:table-cell>
          <table:table-cell table:style-name="Tabla1.B2" office:value-type="string">
            <text:p text:style-name="P2">1.0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6/11/2016</text:p>
          </table:table-cell>
        </table:table-row>
        <table:table-row table:style-name="Tabla1.3">
          <table:table-cell table:style-name="Tabla1.A2" office:value-type="string">
            <text:p text:style-name="P1">Autores</text:p>
          </table:table-cell>
          <table:table-cell table:style-name="Tabla1.B3" table:number-columns-spanned="3" office:value-type="string">
            <text:p text:style-name="P2">Santi Puig i Cadafalch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">Descripción</text:p>
          </table:table-cell>
          <table:table-cell table:style-name="Tabla1.B4" table:number-columns-spanned="3" office:value-type="string">
            <text:p text:style-name="P2">Este caso de uso describe como los usuarios o administradores pueden obtener un listado de los cursos que hay introducidos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">Actores</text:p>
          </table:table-cell>
          <table:table-cell table:style-name="Tabla1.B5" table:number-columns-spanned="3" office:value-type="string">
            <text:p text:style-name="P2">Usuario, Alumno, Administrador</text:p>
          </table:table-cell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1">Precondiciones</text:p>
          </table:table-cell>
          <table:table-cell table:style-name="Tabla1.B6" table:number-columns-spanned="3" office:value-type="string">
            <text:p text:style-name="P2">El administrador previamente ya ha dado de alta una serie de cursos. El sistema tendrá configurada la fecha y hora correctas.</text:p>
          </table:table-cell>
          <table:covered-table-cell/>
          <table:covered-table-cell/>
        </table:table-row>
        <table:table-row table:style-name="Tabla1.7">
          <table:table-cell table:style-name="Tabla1.A2" office:value-type="string">
            <text:p text:style-name="P1">Flujo principal</text:p>
          </table:table-cell>
          <table:table-cell table:style-name="Tabla1.B7" table:number-columns-spanned="3" office:value-type="string">
            <text:list xml:id="list1868571919" text:style-name="L1">
              <text:list-item>
                <text:p text:style-name="P7">El sistema presentará previamente una vista que permitirá filtrar por fechas de inicio de curso (desde fecha – hasta fecha), código de curso, nombre de curso, número de horas, Tipo o área formativa.</text:p>
              </text:list-item>
              <text:list-item>
                <text:p text:style-name="P7">El usuario introducirá los datos que crea conveniente para filtrar el listado (pudiéndolos dejar todos en blanco), y confirmar con el botón &lt;Cercar&gt;</text:p>
              </text:list-item>
              <text:list-item>
                <text:p text:style-name="P7">Si el usuario no ha introducido ningún filtro, el sistema filtrará por fecha de inicio, por aquellas que no tenga todavía ninguna fecha de inicio, o por aquellas que la fecha de inicio sea posterior a la fecha del sistema.</text:p>
              </text:list-item>
              <text:list-item>
                <text:p text:style-name="P7">El sistema presenta la vista de listado de cursos, mostrando en la parte superior el filtro indicado por el usuario, y en la parte inferior el listado propiamente dicho con los siguientes datos:</text:p>
                <text:list>
                  <text:list-item>
                    <text:p text:style-name="P7">Código de curso</text:p>
                  </text:list-item>
                  <text:list-item>
                    <text:p text:style-name="P7">Nombre de curso</text:p>
                  </text:list-item>
                  <text:list-item>
                    <text:p text:style-name="P7">Horas</text:p>
                  </text:list-item>
                  <text:list-item>
                    <text:p text:style-name="P7">Tipo</text:p>
                  </text:list-item>
                  <text:list-item>
                    <text:p text:style-name="P7">Fecha inicio</text:p>
                  </text:list-item>
                  <text:list-item>
                    <text:p text:style-name="P7">Fecha Fin</text:p>
                  </text:list-item>
                  <text:list-item>
                    <text:p text:style-name="P7">Horario</text:p>
                  </text:list-item>
                </text:list>
              </text:list-item>
              <text:list-item>
                <text:p text:style-name="P7">Dependiendo del rol del usuario, por cada entrada del listado presentará unas opciones u otras:</text:p>
                <text:list>
                  <text:list-item>
                    <text:p text:style-name="P7">Usuario: Podrá ver los detalles de un curso. El nombre del curso será un link a la vista de detalles de curso.</text:p>
                  </text:list-item>
                  <text:list-item>
                    <text:p text:style-name="P7">Alumno: Podrá inscribirse a un curso (además de ver los detalles del curso)</text:p>
                  </text:list-item>
                  <text:list-item>
                    <text:p text:style-name="P7">Administrador: Además de ver los detalles del curso, a través del link nombre del curso, podrá modificar los datos del curso, y podrá borrar el curso.</text:p>
                  </text:list-item>
                </text:list>
              </text:list-item>
            </text:list>
            <text:p text:style-name="P2"/>
          </table:table-cell>
          <table:covered-table-cell/>
          <table:covered-table-cell/>
        </table:table-row>
        <text:soft-page-break/>
        <table:table-row table:style-name="Tabla1.8">
          <table:table-cell table:style-name="Tabla1.A2" office:value-type="string">
            <text:p text:style-name="P1">Flujos alternativos</text:p>
          </table:table-cell>
          <table:table-cell table:style-name="Tabla1.B8" table:number-columns-spanned="3" office:value-type="string">
            <text:p text:style-name="P3">No se encuentra ningún curso</text:p>
            <text:p text:style-name="P3"/>
            <text:p text:style-name="P4">El sistema muestra la vista de error indicando que no se han encontrado cursos con los filtros indicados.</text:p>
          </table:table-cell>
          <table:covered-table-cell/>
          <table:covered-table-cell/>
        </table:table-row>
        <table:table-row table:style-name="Tabla1.9">
          <table:table-cell table:style-name="Tabla1.A2" office:value-type="string">
            <text:p text:style-name="P1">Postcondiciones</text:p>
          </table:table-cell>
          <table:table-cell table:style-name="Tabla1.B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0">
          <table:table-cell table:style-name="Tabla1.A2" office:value-type="string">
            <text:p text:style-name="P1">Requerimientos no funcionales</text:p>
          </table:table-cell>
          <table:table-cell table:style-name="Tabla1.B10" table:number-columns-spanned="3" office:value-type="string">
            <text:p text:style-name="P2">Les vistas mostradas estarán en lengua catalana.</text:p>
          </table:table-cell>
          <table:covered-table-cell/>
          <table:covered-table-cell/>
        </table:table-row>
        <table:table-row table:style-name="Tabla1.11">
          <table:table-cell table:style-name="Tabla1.A2" office:value-type="string">
            <text:p text:style-name="P1">Prioridad</text:p>
          </table:table-cell>
          <table:table-cell table:style-name="Tabla1.B11" table:number-columns-spanned="3" office:value-type="string">
            <text:p text:style-name="P2">Medio-Alta</text:p>
          </table:table-cell>
          <table:covered-table-cell/>
          <table:covered-table-cell/>
        </table:table-row>
        <table:table-row table:style-name="Tabla1.12">
          <table:table-cell table:style-name="Tabla1.A2" office:value-type="string">
            <text:p text:style-name="P5">Comentarios</text:p>
          </table:table-cell>
          <table:table-cell table:style-name="Tabla1.B12" table:number-columns-spanned="3" office:value-type="string">
            <text:p text:style-name="P2">En la misma vista del listado, ofrecerá la opción de consultar los detalles de cada curso haciendo click sobre el nombre del curso. El administrador podrá dar de baja el curso, y en el caso que haya preinscripciones, dará aviso y si confirma, se borrarán en cascada todas las preinscripciones que hubiera. 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 D’ÚS: nom del cas</dc:title>
    <meta:initial-creator>Alumne</meta:initial-creator>
    <meta:creation-date>2010-09-06T11:54:00</meta:creation-date>
    <dc:date>2016-11-17T09:00:52</dc:date>
    <meta:editing-cycles>9</meta:editing-cycles>
    <meta:editing-duration>PT51M</meta:editing-duration>
    <meta:generator>LibreOffice/3.5$Linux_x86 LibreOffice_project/350m1$Build-2</meta:generator>
    <dc:creator>usuarim </dc:creator>
    <meta:document-statistic meta:table-count="1" meta:image-count="0" meta:object-count="0" meta:page-count="2" meta:paragraph-count="39" meta:word-count="388" meta:character-count="2287" meta:non-whitespace-character-count="1952"/>
    <meta:user-defined meta:name="Información 1"/>
    <meta:user-defined meta:name="Información 2"/>
    <meta:user-defined meta:name="Información 3"/>
    <meta:user-defined meta:name="Información 4"/>
  </office:meta>
</office:document-meta>
</file>